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2000000F70608AC344966213C.jpg" manifest:media-type="image/jpe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1"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1"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25cabe"/>
    </style:style>
    <style:style style:name="P13" style:family="paragraph" style:parent-style-name="Text_20_body">
      <style:text-properties officeooo:paragraph-rsid="002d1a17"/>
    </style:style>
    <style:style style:name="P14" style:family="paragraph" style:parent-style-name="Text_20_body">
      <style:paragraph-properties fo:text-align="justify" style:justify-single-word="false"/>
      <style:text-properties officeooo:paragraph-rsid="002e29b4"/>
    </style:style>
    <style:style style:name="P15" style:family="paragraph" style:parent-style-name="Text_20_body">
      <style:paragraph-properties fo:text-align="justify" style:justify-single-word="false"/>
      <style:text-properties officeooo:paragraph-rsid="00359048"/>
    </style:style>
    <style:style style:name="P16" style:family="paragraph" style:parent-style-name="Text_20_body">
      <style:paragraph-properties fo:text-align="justify" style:justify-single-word="false"/>
      <style:text-properties officeooo:rsid="002e29b4" officeooo:paragraph-rsid="00359048"/>
    </style:style>
    <style:style style:name="P17" style:family="paragraph" style:parent-style-name="Text_20_body">
      <style:paragraph-properties fo:text-align="justify" style:justify-single-word="false"/>
      <style:text-properties fo:font-weight="bold" officeooo:rsid="002e29b4" officeooo:paragraph-rsid="002e29b4" style:font-weight-asian="bold" style:font-weight-complex="bold"/>
    </style:style>
    <style:style style:name="P18" style:family="paragraph" style:parent-style-name="Text_20_body">
      <style:paragraph-properties fo:text-align="justify" style:justify-single-word="false"/>
      <style:text-properties fo:font-weight="bold" officeooo:rsid="0031371d" officeooo:paragraph-rsid="0031371d" style:font-weight-asian="bold" style:font-weight-complex="bold"/>
    </style:style>
    <style:style style:name="P19" style:family="paragraph" style:parent-style-name="Text_20_body">
      <style:paragraph-properties fo:text-align="justify" style:justify-single-word="false"/>
      <style:text-properties fo:font-weight="bold" officeooo:rsid="0031371d" officeooo:paragraph-rsid="00359048" style:font-weight-asian="bold" style:font-weight-complex="bold"/>
    </style:style>
    <style:style style:name="P20" style:family="paragraph" style:parent-style-name="Text_20_body">
      <style:paragraph-properties fo:text-align="justify" style:justify-single-word="false"/>
      <style:text-properties officeooo:rsid="002fff3c" officeooo:paragraph-rsid="002fff3c"/>
    </style:style>
    <style:style style:name="P21" style:family="paragraph" style:parent-style-name="Text_20_body">
      <style:paragraph-properties fo:text-align="justify" style:justify-single-word="false"/>
      <style:text-properties officeooo:rsid="002fff3c" officeooo:paragraph-rsid="00359048"/>
    </style:style>
    <style:style style:name="P22" style:family="paragraph" style:parent-style-name="Text_20_body">
      <style:paragraph-properties fo:text-align="justify" style:justify-single-word="false"/>
      <style:text-properties officeooo:rsid="0031371d" officeooo:paragraph-rsid="0031371d"/>
    </style:style>
    <style:style style:name="P23" style:family="paragraph" style:parent-style-name="Text_20_body">
      <style:paragraph-properties fo:text-align="justify" style:justify-single-word="false"/>
      <style:text-properties officeooo:rsid="00318415" officeooo:paragraph-rsid="00359048"/>
    </style:style>
    <style:style style:name="P24" style:family="paragraph" style:parent-style-name="Text_20_body">
      <style:paragraph-properties fo:text-align="justify" style:justify-single-word="false"/>
      <style:text-properties fo:language="es" fo:country="ES" officeooo:rsid="002e29b4" officeooo:paragraph-rsid="00359048"/>
    </style:style>
    <style:style style:name="P25" style:family="paragraph" style:parent-style-name="Text_20_body">
      <style:paragraph-properties fo:text-align="justify" style:justify-single-word="false"/>
      <style:text-properties fo:language="es" fo:country="ES" officeooo:rsid="002fff3c" officeooo:paragraph-rsid="00359048"/>
    </style:style>
    <style:style style:name="P26" style:family="paragraph" style:parent-style-name="Text_20_body">
      <style:paragraph-properties fo:text-align="justify" style:justify-single-word="false"/>
      <style:text-properties fo:language="es" fo:country="ES" style:text-underline-style="solid" style:text-underline-width="auto" style:text-underline-color="font-color" fo:font-weight="bold" officeooo:rsid="00349146" officeooo:paragraph-rsid="00359048" style:font-weight-asian="bold" style:font-weight-complex="bold"/>
    </style:style>
    <style:style style:name="P27" style:family="paragraph" style:parent-style-name="Text_20_body">
      <style:paragraph-properties fo:text-align="justify" style:justify-single-word="false"/>
      <style:text-properties fo:language="es" fo:country="ES" officeooo:rsid="0038df2e" officeooo:paragraph-rsid="00359048"/>
    </style:style>
    <style:style style:name="P28" style:family="paragraph" style:parent-style-name="Text_20_body">
      <style:paragraph-properties fo:text-align="justify" style:justify-single-word="false"/>
      <style:text-properties fo:language="es" fo:country="ES" officeooo:rsid="00349146" officeooo:paragraph-rsid="00359048"/>
    </style:style>
    <style:style style:name="P29" style:family="paragraph" style:parent-style-name="Text_20_body">
      <style:paragraph-properties fo:text-align="justify" style:justify-single-word="false"/>
      <style:text-properties officeooo:rsid="0038df2e" officeooo:paragraph-rsid="00359048"/>
    </style:style>
    <style:style style:name="P30" style:family="paragraph" style:parent-style-name="Text_20_body">
      <style:paragraph-properties fo:margin-left="0cm" fo:margin-right="0cm" fo:text-indent="0cm" style:auto-text-indent="false"/>
    </style:style>
    <style:style style:name="P31"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34"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5"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6" style:family="paragraph" style:parent-style-name="Notas_20_Informativas">
      <style:text-properties fo:font-size="12pt" officeooo:paragraph-rsid="0025cabe" style:font-size-asian="12pt" style:font-size-complex="12pt"/>
    </style:style>
    <style:style style:name="P37" style:family="paragraph" style:parent-style-name="Notas_20_Informativas">
      <style:text-properties fo:font-size="12pt" officeooo:paragraph-rsid="002d1a17" style:font-size-asian="12pt" style:font-size-complex="12pt"/>
    </style:style>
    <style:style style:name="P38" style:family="paragraph" style:parent-style-name="Notas_20_Informativas">
      <style:paragraph-properties fo:text-align="justify" style:justify-single-word="false"/>
      <style:text-properties style:font-name="Calibri1" fo:font-size="12pt" officeooo:rsid="0025cabe" officeooo:paragraph-rsid="0025cabe" style:font-name-asian="Webdings" style:font-size-asian="12pt" style:font-name-complex="Webdings" style:font-size-complex="12pt"/>
    </style:style>
    <style:style style:name="P39" style:family="paragraph" style:parent-style-name="Contents_20_1">
      <style:paragraph-properties>
        <style:tab-stops>
          <style:tab-stop style:position="17.201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Standard" style:master-page-name="Standard">
      <style:paragraph-properties style:page-number="auto"/>
    </style:style>
    <style:style style:name="P42"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weight="bold" officeooo:rsid="00323e77"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officeooo:rsid="0013cf67" style:font-size-asian="12pt" style:font-size-complex="12pt"/>
    </style:style>
    <style:style style:name="T11" style:family="text">
      <style:text-properties style:font-name="Calibri1" officeooo:rsid="0025cabe" style:font-name-asian="Webdings" style:font-name-complex="Webdings"/>
    </style:style>
    <style:style style:name="T12" style:family="text">
      <style:text-properties fo:language="es" fo:country="ES"/>
    </style:style>
    <style:style style:name="T13" style:family="text">
      <style:text-properties fo:language="es" fo:country="ES" officeooo:rsid="002e29b4"/>
    </style:style>
    <style:style style:name="T14" style:family="text">
      <style:text-properties fo:language="es" fo:country="ES" officeooo:rsid="002fff3c"/>
    </style:style>
    <style:style style:name="T15" style:family="text">
      <style:text-properties fo:language="es" fo:country="ES" style:text-underline-style="solid" style:text-underline-width="auto" style:text-underline-color="font-color" fo:font-weight="bold" style:font-weight-asian="bold" style:font-weight-complex="bold"/>
    </style:style>
    <style:style style:name="T16" style:family="text">
      <style:text-properties fo:language="es" fo:country="ES" style:text-underline-style="solid" style:text-underline-width="auto" style:text-underline-color="font-color" fo:font-weight="bold" officeooo:rsid="002e29b4" style:font-weight-asian="bold" style:font-weight-complex="bold"/>
    </style:style>
    <style:style style:name="T17" style:family="text">
      <style:text-properties fo:language="es" fo:country="ES" style:text-underline-style="solid" style:text-underline-width="auto" style:text-underline-color="font-color" fo:font-weight="bold" officeooo:rsid="00345eb3" style:font-weight-asian="bold" style:font-weight-complex="bold"/>
    </style:style>
    <style:style style:name="T18" style:family="text">
      <style:text-properties fo:language="es" fo:country="ES" officeooo:rsid="0031371d"/>
    </style:style>
    <style:style style:name="T19" style:family="text">
      <style:text-properties fo:language="es" fo:country="ES" fo:font-weight="bold" style:font-weight-asian="bold" style:font-weight-complex="bold"/>
    </style:style>
    <style:style style:name="T20" style:family="text">
      <style:text-properties fo:language="es" fo:country="ES" fo:font-weight="bold" officeooo:rsid="0038df2e" style:font-weight-asian="bold" style:font-weight-complex="bold"/>
    </style:style>
    <style:style style:name="T21" style:family="text">
      <style:text-properties fo:language="es" fo:country="ES" fo:font-weight="bold" officeooo:rsid="002fff3c" style:font-weight-asian="bold" style:font-weight-complex="bold"/>
    </style:style>
    <style:style style:name="T22" style:family="text">
      <style:text-properties fo:language="es" fo:country="ES" fo:font-weight="bold" officeooo:rsid="00318415" style:font-weight-asian="bold" style:font-weight-complex="bold"/>
    </style:style>
    <style:style style:name="T23" style:family="text">
      <style:text-properties fo:language="es" fo:country="ES" officeooo:rsid="00349146"/>
    </style:style>
    <style:style style:name="T24" style:family="text">
      <style:text-properties fo:language="es" fo:country="ES" officeooo:rsid="0038df2e"/>
    </style:style>
    <style:style style:name="T25" style:family="text">
      <style:text-properties fo:font-weight="normal" style:font-weight-asian="normal" style:font-weight-complex="normal"/>
    </style:style>
    <style:style style:name="T26" style:family="text">
      <style:text-properties fo:font-weight="normal" officeooo:rsid="002fff3c" style:font-weight-asian="normal" style:font-weight-complex="normal"/>
    </style:style>
    <style:style style:name="T27" style:family="text">
      <style:text-properties fo:font-weight="normal" officeooo:rsid="00323e77" style:font-weight-asian="normal" style:font-weight-complex="normal"/>
    </style:style>
    <style:style style:name="T28" style:family="text">
      <style:text-properties fo:font-weight="normal" officeooo:rsid="00363637" style:font-weight-asian="normal" style:font-weight-complex="normal"/>
    </style:style>
    <style:style style:name="T29" style:family="text">
      <style:text-properties fo:font-weight="normal" officeooo:rsid="00374d08" style:font-weight-asian="normal" style:font-weight-complex="normal"/>
    </style:style>
    <style:style style:name="T30" style:family="text">
      <style:text-properties officeooo:rsid="00323e77"/>
    </style:style>
    <style:style style:name="T31" style:family="text">
      <style:text-properties officeooo:rsid="00350ff0"/>
    </style:style>
    <style:style style:name="T32" style:family="text">
      <style:text-properties officeooo:rsid="00359048"/>
    </style:style>
    <style:style style:name="T33" style:family="text">
      <style:text-properties officeooo:rsid="0038cbd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Entregable 1ª Evaluación - Parte 3" text:name="Tema"/>
        <text:user-field-decl office:value-type="string" office:string-value="5" text:name="Numero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40"/>
      <text:p text:style-name="Standard"/>
      <text:p text:style-name="Standard"/>
      <text:p text:style-name="Standard"><draw:frame draw:style-name="fr2" draw:name="gráficos1" text:anchor-type="paragraph" svg:width="9.53cm" svg:height="5.23cm" draw:z-index="0"><draw:image xlink:href="Pictures/10000000000001C2000000F70608AC344966213C.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10"/>
      <text:p text:style-name="P7"/>
      <text:p text:style-name="P9"><text:user-field-get text:name="Tema">Entregable 1ª Evaluación - Parte 3</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33">Sergio García Barea</text:p>
      <text:p text:style-name="P32"><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35">201<text:span text:style-name="T32">8</text:span>/201<text:span text:style-name="T32">9</text:span></text:p>
      <text:p text:style-name="P34"><text:tab/><text:tab/><text:tab/><text:tab/><text:tab/><text:tab/><text:tab/><text:tab/><text:tab/><text:tab/>Versión:<text:date style:data-style-name="N104" text:date-value="2018-11-10T00:41:36.914000110">181110</text:date>.<text:time style:data-style-name="N105" text:time-value="2018-11-10T00:41:36.914000110">0041</text:time></text:p>
      <text:p text:style-name="P3"/>
      <text:p text:style-name="Standard"/>
      <text:p text:style-name="P11"/>
      <text:p text:style-name="P11"><text:soft-page-break/>Licencia</text:p>
      <text:p text:style-name="Standard"/>
      <text:p text:style-name="P31"><draw:frame draw:style-name="fr3" draw:name="gráficos3" text:anchor-type="paragraph" svg:x="0.741cm" svg:y="0cm" svg:width="2cm" svg:height="0.7cm" draw:z-index="2"><draw:image xlink:href="Pictures/100000000000007600000029FFE029CE0909E684.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30"/>
      <text:p text:style-name="Notas_20_Informativas"><text:span text:style-name="T3"> </text:span>Atención</text:p>
      <text:p text:style-name="P30"/>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1. Boletín de ejercicios<text:tab/>3</text:p>
        </text:index-body>
      </text:table-of-content>
      <text:p text:style-name="Standard"/>
      <text:p text:style-name="P41"/>
      <text:p text:style-name="Standard"/>
      <text:p text:style-name="Standard"/>
      <text:p text:style-name="Titulo"><text:user-field-get text:name="Tema">Entregable 1ª Evaluación - Parte 3</text:user-field-get></text:p>
      <text:p text:style-name="Titulo"/>
      <text:h text:style-name="P42" text:outline-level="1">Boletín de ejercicios</text:h>
      <text:p text:style-name="P12"/>
      <text:p text:style-name="P37"><text:span text:style-name="T4"> </text:span><text:span text:style-name="T11">Intentar que el programa sea lo mas claro y estructurado posible, así como incluir comentarios en sitios clave para facilitar la comprensión del mismo.</text:span></text:p>
      <text:p text:style-name="P13"/>
      <text:p text:style-name="P36"><text:span text:style-name="T4"> </text:span><text:span text:style-name="T11">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span></text:p>
      <text:p text:style-name="P38">La copia se castiga con el suspenso del módulo completo.</text:p>
      <text:p text:style-name="P14"/>
      <text:p text:style-name="P17">Plazo de entrega: <text:span text:style-name="T25">hasta el </text:span><text:span text:style-name="T27">2</text:span><text:span text:style-name="T29">5</text:span><text:span text:style-name="T25"> de </text:span><text:span text:style-name="T27">noviembre</text:span><text:span text:style-name="T25"> </text:span><text:span text:style-name="T26">de 201</text:span><text:span text:style-name="T28">8</text:span><text:span text:style-name="T25">.</text:span></text:p>
      <text:p text:style-name="P20"><text:span text:style-name="T5">Peso de la nota: </text:span><text:span text:style-name="T6">10</text:span>% de la nota (Total entr<text:span text:style-name="T31">e</text:span>gables 35% de la nota).</text:p>
      <text:p text:style-name="P14"/>
      <text:p text:style-name="P18">Carmen Sandiego – Misión <text:span text:style-name="T33">3</text:span></text:p>
      <text:p text:style-name="P22">De la colaboración con una compañera del instituto <text:span text:style-name="T5">IES Ataulfo Argenta</text:span>, Castro Urdiales (Cantabria) ha nacido esta gamificación para aprender todo lo relacionado con nuestro módulo DWEC. Al finalizar el curso os preguntaremos para tener ideas y poder mejorar.</text:p>
      <text:p text:style-name="P22">Este entregable consiste en varias misiones (aquí la <text:span text:style-name="T30">segunda</text:span>). </text:p>
      <text:p text:style-name="P22">Espero que lo disfrutéis mucho y os valga para aprender :)</text:p>
      <text:p text:style-name="P14"/>
      <text:p text:style-name="P19">Instrucciones del entregable</text:p>
      <text:p text:style-name="P15"><text:span text:style-name="T5">1)</text:span> <text:span text:style-name="T13">Este entregable puede hacers</text:span><text:span text:style-name="T23">e </text:span><text:span text:style-name="T16">individualmente o en parejas (recomendado)</text:span><text:span text:style-name="T13">. Podréis elegir vuestra propia pareja. Si alguno no tiene, puede utilizar los foros para buscar compañero.</text:span></text:p>
      <text:p text:style-name="P15"><text:span text:style-name="T13">Cuando </text:span><text:span text:style-name="T14">decidáis</text:span><text:span text:style-name="T13"> vuestra pareja, debéis indicarlo en el foro.</text:span></text:p>
      <text:p text:style-name="P26">Se puede hacer solo… pero será más trabajo y se puntúa igual.</text:p>
      <text:p text:style-name="P24"/>
      <text:p text:style-name="P24"/>
      <text:p text:style-name="P16"><text:soft-page-break/><text:span text:style-name="T19">2)</text:span><text:span text:style-name="T12"> </text:span><text:span text:style-name="T14">Ambos miembros d</text:span><text:span text:style-name="T12">ebéis registraros en </text:span><text:a xlink:type="simple" xlink:href="http://www.aprendeaprogramar.org/" text:style-name="Internet_20_link" text:visited-style-name="Visited_20_Internet_20_Link">www.aprendeaprogramar.org</text:a><text:span text:style-name="T12"> y cumplimentar la encuesta de cual es vuestra cuenta para poder agruparos y daros acceso al </text:span><text:span text:style-name="T14">curso del </text:span><text:span text:style-name="T12">entregable. Cuando tengáis </text:span><text:span text:style-name="T14">acceso</text:span><text:span text:style-name="T12">, </text:span><text:span text:style-name="T14">veréis</text:span><text:span text:style-name="T12"> que al logearos en </text:span><text:a xlink:type="simple" xlink:href="http://www.aprendeaprogramar.org/" text:style-name="Internet_20_link" text:visited-style-name="Visited_20_Internet_20_Link">www.aprendeaprogramar.org</text:a><text:span text:style-name="T12"> os aparece un nuevo curso en el que ya estáis matriculados.</text:span></text:p>
      <text:p text:style-name="P24"/>
      <text:p text:style-name="P16"><text:span text:style-name="T19">3)</text:span><text:span text:style-name="T12"> En </text:span><text:span text:style-name="T14">ese nuevo curso </text:span><text:span text:style-name="T12">el curso tenéis instrucciones de como realizar el </text:span><text:span text:style-name="T18">entregable</text:span><text:span text:style-name="T12"> y los ejercicios a realizar. Es obligatorio que ambos participantes de la pareja complementen la visualización del curso, </text:span><text:span text:style-name="T14">aunque solo es necesario presentar un repositorio por pareja.</text:span></text:p>
      <text:p text:style-name="P25"/>
      <text:p text:style-name="P23"><text:span text:style-name="T21">4</text:span><text:span text:style-name="T19">)</text:span><text:span text:style-name="T12"> Los ejercicios de este </text:span><text:span text:style-name="T15">entregable </text:span><text:span text:style-name="T17">pueden</text:span><text:span text:style-name="T15"> realizarse usando </text:span><text:span text:style-name="T17">jQuery si así lo desea el equipo</text:span><text:span text:style-name="T15">.</text:span></text:p>
      <text:p text:style-name="P25"/>
      <text:p text:style-name="P21"><text:span text:style-name="T22">5)</text:span><text:span text:style-name="T12"> El uso del repositorio debe ser el adecuado (debe ser un sistema de control versiones, no “un lugar donde subir el resultado final”</text:span><text:span text:style-name="T24">)</text:span><text:span text:style-name="T12"> y ambos miembros deben haber participado. </text:span><text:span text:style-name="T24">No usarlo correctamente será penalizado en la nota de forma severa.</text:span></text:p>
      <text:p text:style-name="P27"/>
      <text:p text:style-name="P29"><text:span text:style-name="T19">6)</text:span><text:span text:style-name="T12"> El código debe estar ampliamente comentado (no hace falta explicar que es un if un for, etc. pero si la funcionalidad, las cosas destacadas, funcionamiento funciones, etc...), incluyendo ejercicios sencillos. El no comentarlo adecuadamente será penalizado.</text:span></text:p>
      <text:p text:style-name="P24"/>
      <text:p text:style-name="P16"><text:span text:style-name="T20">7</text:span><text:span text:style-name="T19">)</text:span><text:span text:style-name="T12"> Al finalizar </text:span><text:span text:style-name="T14">el entre</text:span><text:span text:style-name="T18">g</text:span><text:span text:style-name="T14">able</text:span><text:span text:style-name="T12"> se debe enviar mediante una tarea en nuestro Moodle </text:span><text:span text:style-name="T14">un enlace</text:span><text:span text:style-name="T12"> el repositorio Bitbucket con los ejercicios realizados y con </text:span><text:a xlink:type="simple" xlink:href="mailto:sergio.garcia@ceedcv.es" text:style-name="Internet_20_link" text:visited-style-name="Visited_20_Internet_20_Link">sergio.garcia@ceedcv.es</text:a><text:span text:style-name="T12"> con permiso de lectura.</text:span></text:p>
      <text:p text:style-name="P28"/>
      <text:p text:style-name="P21"><text:span text:style-name="T20">8</text:span><text:span text:style-name="T19">)</text:span><text:span text:style-name="T12"> Hay videos de apoyo </text:span><text:span text:style-name="T18">durante las distintas sub-misiones. Son de visualización recomendada,</text:span><text:span text:style-name="T12"> pero </text:span><text:span text:style-name="T19">no es obligatorio visualizar todos</text:span><text:span text:style-name="T12"> ni se controlará </text:span><text:span text:style-name="T18">si se han visto o no</text:span><text:span text:style-name="T12">. Cualquier duda (siempre que no sea de la resolución de los ejercicios) </text:span><text:span text:style-name="T18">como dudas técnicas, sobre videos, sobre enunciados, etc. </text:span><text:span text:style-name="T12">podéis plantearla en el foro del entregable de nuestro Mood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Entregable 1ª Evaluación - Parte 3" text:name="Tema"/>
        </text:user-field-decls>
        <text:p text:style-name="Header"><text:span text:style-name="MT1"><text:user-field-get text:name="Modulo">Desarrollo Web entorno cliente</text:user-field-get></text:span><text:span text:style-name="MT1"><text:s/><text:tab/><text:tab/> </text:span><text:span text:style-name="MT1"><text:user-field-get text:name="Tema">Entregable 1ª Evaluación - Parte 3</text:user-field-get></text:span></text:p>
      </style:header>
      <style:footer>
        <text:p text:style-name="Footer"><text:span text:style-name="MT1">CGFS. Desarrollo de </text:span>Aplicaciones<text:span text:style-name="MT1"> WEB<text:tab/><text:tab/></text:span><text:span text:style-name="MT1"><text:page-number text:select-page="current">4</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8:56.374203071</meta:creation-date>
    <meta:editing-duration>PT1H33M11S</meta:editing-duration>
    <meta:editing-cycles>25</meta:editing-cycles>
    <meta:generator>LibreOffice/6.1.2.1$Windows_X86_64 LibreOffice_project/65905a128db06ba48db947242809d14d3f9a93fe</meta:generator>
    <dc:title>Plantilla CEED</dc:title>
    <dc:date>2018-11-10T00:41:36.425000000</dc:date>
    <meta:document-statistic meta:table-count="0" meta:image-count="2" meta:object-count="0" meta:page-count="4" meta:paragraph-count="42" meta:word-count="619" meta:character-count="3975" meta:non-whitespace-character-count="3376"/>
    <meta:template xlink:type="simple" xlink:actuate="onRequest" xlink:title="Plantilla CEED" xlink:href="../../../../../../.config/libreoffice/4/user/template/Plantilla%20CEED.ott" meta:date="2016-09-29T09:38:56.073759322"/>
  </office:meta>
</office:document-meta>
</file>